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407c8f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2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46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1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2" style:family="paragraph" style:parent-style-name="Standard">
      <style:paragraph-properties fo:line-height="150%" fo:text-align="justify" style:justify-single-word="false" style:writing-mode="lr-tb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4" style:family="paragraph" style:parent-style-name="Bibliography_20_1">
      <style:paragraph-properties fo:line-height="115%"/>
      <style:text-properties officeooo:paragraph-rsid="002d2659"/>
    </style:style>
    <style:style style:name="P55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1dcf56" officeooo:paragraph-rsid="0029cbea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21411" officeooo:paragraph-rsid="00421411" fo:background-color="transparent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21411" officeooo:paragraph-rsid="00421411" fo:background-color="transparent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60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61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26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7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8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9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0" style:family="text">
      <style:text-properties style:font-name="Arial" fo:font-size="12pt" fo:font-weight="bold" officeooo:rsid="0036ddbf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T31" style:family="text">
      <style:text-properties style:font-name="Arial" fo:font-size="12pt" fo:font-weight="bold" officeooo:rsid="00407c8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2" style:family="text">
      <style:text-properties style:font-name="Arial" fo:font-size="12pt" fo:font-weight="bold" officeooo:rsid="0035317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3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4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5" style:family="text">
      <style:text-properties style:font-name="Arial" fo:font-size="12pt" fo:font-style="italic" fo:font-weight="bold" officeooo:rsid="00407c8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6" style:family="text">
      <style:text-properties style:font-name="Arial" fo:font-size="12pt" fo:font-weight="normal" officeooo:rsid="0036ddb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7" style:family="text">
      <style:text-properties style:font-name="Arial" fo:font-size="12pt" fo:font-weight="normal" officeooo:rsid="0035317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8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39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40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2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4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5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6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7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50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51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2" style:family="text">
      <style:text-properties style:font-name="Arial1" fo:font-size="12pt" fo:language="pt" fo:country="BR" fo:font-style="italic" fo:font-weight="normal" officeooo:rsid="0043eb0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3" style:family="text">
      <style:text-properties style:font-name="Arial1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1" fo:language="pt" fo:country="BR" fo:font-weight="normal" officeooo:rsid="0018dcc8" style:font-weight-asian="normal" style:font-weight-complex="normal"/>
    </style:style>
    <style:style style:name="T55" style:family="text">
      <style:text-properties style:font-name="Arial1" fo:language="pt" fo:country="BR" fo:font-weight="normal" officeooo:rsid="0024cff8" style:font-weight-asian="normal" style:font-weight-complex="normal"/>
    </style:style>
    <style:style style:name="T56" style:family="text">
      <style:text-properties style:font-name="Arial1" fo:language="pt" fo:country="BR" fo:font-weight="normal" officeooo:rsid="0043eb0d" style:font-weight-asian="normal" style:font-weight-complex="normal"/>
    </style:style>
    <style:style style:name="T57" style:family="text">
      <style:text-properties officeooo:rsid="0024cff8"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officeooo:rsid="0025c4d3" style:font-weight-asian="bold"/>
    </style:style>
    <style:style style:name="T60" style:family="text">
      <style:text-properties fo:font-weight="bold" officeooo:rsid="00275b99" style:font-weight-asian="bold"/>
    </style:style>
    <style:style style:name="T61" style:family="text">
      <style:text-properties fo:font-weight="bold" officeooo:rsid="00330e12" style:font-weight-asian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5c4d3" style:font-weight-asian="normal" style:font-weight-complex="normal"/>
    </style:style>
    <style:style style:name="T64" style:family="text">
      <style:text-properties fo:font-weight="normal" officeooo:rsid="0043eb0d" style:font-weight-asian="normal" style:font-weight-complex="normal"/>
    </style:style>
    <style:style style:name="T65" style:family="text">
      <style:text-properties officeooo:rsid="002518ac"/>
    </style:style>
    <style:style style:name="T66" style:family="text">
      <style:text-properties officeooo:rsid="0025c4d3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43eb0d" style:font-style-asian="italic" style:font-style-complex="italic"/>
    </style:style>
    <style:style style:name="T69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70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71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72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73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74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6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7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80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1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2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3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87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88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89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90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91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92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93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94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95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96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97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98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99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100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01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02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03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04" style:family="text">
      <style:text-properties fo:font-style="normal" officeooo:rsid="00440421" fo:background-color="transparent" loext:char-shading-value="0" style:font-style-asian="normal" style:font-style-complex="normal"/>
    </style:style>
    <style:style style:name="T105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106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07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08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09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10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11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12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13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14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15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16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17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18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421411" fo:background-color="transparent" loext:char-shading-value="0" style:font-size-asian="10.5pt" style:font-style-asian="normal" style:font-weight-asian="bold" style:font-style-complex="normal" style:font-weight-complex="bold"/>
    </style:style>
    <style:style style:name="T121" style:family="text">
      <style:text-properties fo:font-style="normal" officeooo:rsid="00421411" style:font-style-asian="normal" style:font-style-complex="normal"/>
    </style:style>
    <style:style style:name="T122" style:family="text">
      <style:text-properties officeooo:rsid="00330e12"/>
    </style:style>
    <style:style style:name="T123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24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25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26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27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28" style:family="text">
      <style:text-properties officeooo:rsid="0033bdf9"/>
    </style:style>
    <style:style style:name="T129" style:family="text">
      <style:text-properties officeooo:rsid="003bc474"/>
    </style:style>
    <style:style style:name="T130" style:family="text">
      <style:text-properties officeooo:rsid="00407c8f"/>
    </style:style>
    <style:style style:name="T131" style:family="text">
      <style:text-properties officeooo:rsid="0043eb0d"/>
    </style:style>
    <style:style style:name="T132" style:family="text">
      <style:text-properties officeooo:rsid="004404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TITUTO FEDERAL DE EDUCAÇÃO, CIÊNCIA E </text:p>
      <text:p text:style-name="P14">TECNOLOGIA DE SÃO PAULO</text:p>
      <text:p text:style-name="P10">CÂMPU<text:span text:style-name="T57">S VOTUPORANGA</text:span></text:p>
      <text:p text:style-name="P47"/>
      <text:p text:style-name="P47"/>
      <text:p text:style-name="P47"/>
      <text:p text:style-name="P47"/>
      <text:p text:style-name="P47"/>
      <text:p text:style-name="P12">MARIANA DE ALMEIDA RODRIGUES</text:p>
      <text:p text:style-name="P47"/>
      <text:p text:style-name="P47"/>
      <text:p text:style-name="P48"/>
      <text:p text:style-name="P13">BOAS PRÁTICAS DE PROGRAMAÇÃO NO DESENVOLVIMENTO DE APLICAÇÕES WEB</text:p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2">VOTUPORANGA</text:p>
      <text:p text:style-name="P4">2020</text:p>
      <text:p text:style-name="P16">Mariana de Almeida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BOAS PRÁTICAS DE PROGRAMAÇÃO NO DESENVOLVIMENTO DE APLICAÇÕES WEB </text:p>
      <text:p text:style-name="P6"/>
      <text:p text:style-name="P6"/>
      <text:p text:style-name="P62"><text:span text:style-name="T54">Trabalho de Conclusão de Curso apresentado como exigência parcial para obtenção do diploma do curso </text:span><text:span text:style-name="T56">Técnico em Informática Integrado ao Ensino Médio</text:span><text:span text:style-name="T49"> no </text:span><text:span text:style-name="T54">Instituto Federal de Educação, Ciência e Tecnologia de São Paulo, Câmpus </text:span><text:span text:style-name="T55">Votuporanga</text:span><text:span text:style-name="T54">.</text:span></text:p>
      <text:p text:style-name="P7"/>
      <text:p text:style-name="P46">Professor Orientador: <text:span text:style-name="T57">Ubiratan Zakaib do Nasciment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otuporanga</text:p>
      <text:p text:style-name="P9">2020</text:p>
      <text:p text:style-name="P38">LISTA DE S<text:span text:style-name="T65">IGLAS</text:span></text:p>
      <text:p text:style-name="P18"/>
      <text:p text:style-name="P36"><text:span text:style-name="T12">PHP - </text:span><text:span text:style-name="T76">PHP: Hypertext Preprocessor </text:span></text:p>
      <text:p text:style-name="P36"><text:span text:style-name="T77">SQL - </text:span><text:span text:style-name="T76">Structured Query Language</text:span></text:p>
      <text:p text:style-name="P36"><text:span text:style-name="T77">URL - </text:span><text:span text:style-name="T76">Uniform Resource Locator</text:span></text:p>
      <text:p text:style-name="P28"/>
      <text:p text:style-name="P32"/>
      <text:p text:style-name="P15"><text:span text:style-name="T38">SUMÁRIO</text:span><text:span text:style-name="T39"> </text:span></text:p>
      <text:p text:style-name="P11"><text:span text:style-name="T30">1<text:tab/>INTRODUÇÃO…………………………………………………………………</text:span><text:span text:style-name="T36">1</text:span><text:span text:style-name="T37">5</text:span></text:p>
      <text:p text:style-name="P33"><text:span text:style-name="T34">1.</text:span><text:span text:style-name="T35">2</text:span><text:span text:style-name="T33"><text:tab/>OBJETIVOS GERAIS…………………………………………………………<text:tab/></text:span><text:span text:style-name="T25">1</text:span><text:span text:style-name="T26">5</text:span></text:p>
      <text:p text:style-name="P33"><text:span text:style-name="T34">1.</text:span><text:span text:style-name="T35">3</text:span><text:span text:style-name="T33"><text:tab/>OBJETIVOS ESPECÍFICOS…………………………………………………<text:tab/></text:span><text:span text:style-name="T25">1</text:span><text:span text:style-name="T26">5</text:span></text:p>
      <text:p text:style-name="P33"><text:span text:style-name="T34">1.</text:span><text:span text:style-name="T35">4</text:span><text:span text:style-name="T33"><text:tab/></text:span><text:span text:style-name="T34">JUSTIFICATIVA</text:span><text:span text:style-name="T33">……………………………………………………………….<text:tab/></text:span><text:span text:style-name="T25">15</text:span></text:p>
      <text:p text:style-name="P34"><text:span text:style-name="T34">1.</text:span><text:span text:style-name="T35">5</text:span><text:span text:style-name="T33"><text:tab/></text:span><text:span text:style-name="T35">METODOLOGIA</text:span><text:span text:style-name="T33">……………………………………………………………….<text:tab/></text:span><text:span text:style-name="T25">15</text:span></text:p>
      <text:p text:style-name="P34"><text:span text:style-name="T34">1.</text:span><text:span text:style-name="T35">6</text:span><text:span text:style-name="T33"><text:tab/></text:span><text:span text:style-name="T35">ESTADO DA ARTE</text:span><text:span text:style-name="T33">…………...……………………………………………….<text:tab/></text:span><text:span text:style-name="T25">15</text:span></text:p>
      <text:p text:style-name="P35"><text:span text:style-name="T31">2</text:span><text:span text:style-name="T27"><text:tab/></text:span><text:span text:style-name="T31">DESENVOLVIMENTO……</text:span><text:span text:style-name="T27">…………………………………………………...<text:tab/></text:span><text:span text:style-name="T25">1</text:span><text:span text:style-name="T26">6</text:span></text:p>
      <text:p text:style-name="P34"><text:span text:style-name="T31">2.1</text:span><text:span text:style-name="T32"><text:tab/></text:span><text:span text:style-name="T31">MATERIAIS E MÉTODOS….</text:span><text:span text:style-name="T32">………………………………………………...<text:tab/></text:span><text:span text:style-name="T26">16</text:span></text:p>
      <text:p text:style-name="P33"><text:span text:style-name="T25"><text:tab/></text:span><text:span text:style-name="T28">REFERÊNCIAS………………………………………………………………..<text:tab/></text:span><text:span text:style-name="T29">19</text:span></text:p>
      <text:p text:style-name="P55">1 INTRODUÇÃO</text:p>
      <text:p text:style-name="P30"/>
      <text:p text:style-name="P30"><text:tab/>O projeto tem a finalidade de mostrar formas <text:span text:style-name="T131">que pretendem</text:span> deixar o desenvolvimento, neste caso destinado à <text:span text:style-name="T67">web</text:span>, mais seguro, mitigando ao máximo, as possíveis falhas ou <text:span text:style-name="T131">vulnerabilidades</text:span>. Para o norteamento dos principais problemas de segurança, foi usado o OWASP <text:span text:style-name="T66">(</text:span>Projeto Aberto de Segurança em Aplicações Web), que visa demonstrar <text:span text:style-name="T131">um </text:span><text:span text:style-name="T68">ranking</text:span><text:span text:style-name="T131"> d</text:span>as maiores falhas do ano e listá-las em tópicos, entre outras coisas como documentos, artigos, ferramentas do ramo <text:span text:style-name="T129">(</text:span>OWASP, 2020).</text:p>
      <text:p text:style-name="P31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9"/>
      <text:p text:style-name="P49"><text:span text:style-name="T59"><text:tab/></text:span><text:span text:style-name="T60">1.</text:span><text:span text:style-name="T59">2 OBJETIVO GERAL</text:span></text:p>
      <text:p text:style-name="P51"><text:span text:style-name="T59"><text:tab/><text:tab/><text:tab/></text:span><text:span text:style-name="T63">Ressaltar a importância de uma programação pensada corretamente, que v</text:span><text:span text:style-name="T64">isa </text:span><text:span text:style-name="T63">gerar mais segurança tanto para quem programa, </text:span><text:span text:style-name="T64">como </text:span><text:span text:style-name="T63">para quem compra o produto e principalmente para quem usa. </text:span><text:span text:style-name="T64">Apresentar</text:span><text:span text:style-name="T63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50"/>
      <text:p text:style-name="P49"><text:span text:style-name="T59"><text:tab/></text:span><text:span text:style-name="T60">1.</text:span><text:span text:style-name="T61">3</text:span><text:span text:style-name="T59"> OBJETIVOS ESPECÍFICOS</text:span></text:p>
      <text:list xml:id="list2948493373" text:style-name="L1">
        <text:list-item>
          <text:p text:style-name="P60"><text:span text:style-name="T50">Desenvolver uma aplicação </text:span><text:span text:style-name="T51">web </text:span><text:span text:style-name="T53">sem os devidos cuidados</text:span><text:span text:style-name="T50">;</text:span></text:p>
        </text:list-item>
        <text:list-item>
          <text:p text:style-name="P61">Estudar a linguagem de programação PHP orientada a objeto;</text:p>
        </text:list-item>
        <text:list-item>
          <text:p text:style-name="P61">Explorar as diversas formas de proteger o sistema contra-ataques;</text:p>
        </text:list-item>
        <text:list-item>
          <text:p text:style-name="P61">Mostrar os resultados dos ataques em uma aplicação não segura;</text:p>
        </text:list-item>
        <text:list-item>
          <text:p text:style-name="P61">Mostrar as falhas de segurança que pode acontecer se a entrada e saída de dados não forem tratadas devidamente.</text:p>
        </text:list-item>
      </text:list>
      <text:p text:style-name="P50"/>
      <text:p text:style-name="P19"><text:span text:style-name="T43"><text:tab/>1.</text:span><text:span text:style-name="T44">4</text:span><text:span text:style-name="T42"> </text:span><text:span text:style-name="T41">JUSTIFICATIVA </text:span></text:p>
      <text:p text:style-name="P39"><text:soft-page-break/><text:span text:style-name="T40"><text:tab/><text:tab/></text:span><text:span text:style-name="T62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40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32">e muitas a serem descobertas.</text:span></text:p>
      <text:p text:style-name="P22"/>
      <text:p text:style-name="P20"><text:tab/>1.<text:span text:style-name="T122">5</text:span> <text:span text:style-name="T130">METODOLOGIA</text:span></text:p>
      <text:p text:style-name="P20"><text:tab/><text:tab/><text:span text:style-name="T62">Antes do desenvolvimento prático, deve-se realizar uma pesquisa exploratória e explicativa, isto é, levantar informações sobre o problema e poder, assim, formular hipóteses mais precisas. Além disso, deve-se fazer pesquisas experimentais e bibliográficas para se familiarizar mais com o tema proposto.</text:span></text:p>
      <text:p text:style-name="P24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24"><text:tab/><text:tab/>É válido citar que o espaço em que esse estudo irá ocorrer é no meio virtual, pois o foco do trabalho são aplicações <text:span text:style-name="T121">web</text:span>. Então <text:span text:style-name="T67">sites</text:span> com vulnerabilidades serão testados com afinco.</text:p>
      <text:p text:style-name="P20"><text:tab/></text:p>
      <text:p text:style-name="P21"><text:tab/>1.<text:span text:style-name="T130">6</text:span> <text:span text:style-name="T130">ESTADO DA ARTE</text:span></text:p>
      <text:p text:style-name="P37"><text:soft-page-break/><text:span text:style-name="T7"><text:tab/><text:tab/></text:span><text:span text:style-name="T9">De acordo com os autores, L</text:span><text:span text:style-name="Emphasis"><text:span text:style-name="T78">ü</text:span></text:span><text:span text:style-name="T9">ders</text:span><text:span text:style-name="T74"> </text:span><text:span text:style-name="T75">e Bianchini (</text:span><text:span text:style-name="T74">2017), a</text:span><text:span text:style-name="T10"> gestão pública vem adotando medidas que melhoram a segurança das Cidades Inteligentes. Elas formam uma rede de informações que em sua maioria, usa a 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52"><text:span text:style-name="T8"><text:tab/><text:tab/>O </text:span><text:span text:style-name="T80">auto</text:span><text:span text:style-name="T82">r</text:span><text:span text:style-name="T81"> </text:span><text:span text:style-name="T83">S</text:span><text:span text:style-name="T85">ouza (</text:span><text:span text:style-name="T83">2012), </text:span><text:span text:style-name="T84">diz </text:span><text:span text:style-name="T83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pan text:style-name="T15">os desenvolvedores não utilizam normas de segurança durante o ciclo </text:span><text:span text:style-name="T17">de </text:span><text:span text:style-name="T15">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8">através de metodologias para tratar riscos e ameaças.</text:span></text:p>
      <text:p text:style-name="P53"><text:span text:style-name="T19"><text:tab/><text:tab/>Os autores </text:span><text:span text:style-name="T20">C</text:span><text:span text:style-name="T24">eron</text:span><text:span text:style-name="T20"> et al. </text:span><text:span text:style-name="T24">(</text:span><text:span text:style-name="T20">[s.d.]) </text:span><text:span text:style-name="T23">também notaram</text:span><text:span text:style-name="T19"> que </text:span><text:span text:style-name="T21">mecanismos de busca estão sendo usados como uma ferramenta para localizar </text:span><text:span text:style-name="T3">sites</text:span><text:span text:style-name="T21"> vulneráveis. Algumas aplicações como </text:span><text:span text:style-name="T3">webmail</text:span><text:span text:style-name="T21">, aplicativos de gerenciamento remoto, fórum de discussões entre outros, contém as mesmas vulnerabilidades, sendo elas, </text:span><text:span text:style-name="T3">Cross Site Scripting, SQL Injection, Directory Transversal, </text:span><text:span text:style-name="T21">entre outras</text:span><text:span text:style-name="T3">. </text:span><text:span text:style-name="T21">Atualmente, </text:span><text:span text:style-name="T22">para analisar as técnicas de ataque, estão sendo projetadas ferramentas como o </text:span><text:span text:style-name="T21">PHP Honeypot Project (PHP.HoP), </text:span><text:span text:style-name="T22">que </text:span><text:span text:style-name="T21">emulam aplicações web vulneráveis e coletam informações sobre os acessos.</text:span></text:p>
      <text:p text:style-name="P2"><text:span text:style-name="T123"><text:tab/><text:tab/>Com os dados coletados, foi possível constatar que em um período de 53 dias, foi totalizado 4902 acessos aos serviços</text:span><text:span text:style-name="T126"> web</text:span><text:span text:style-name="T127">, </text:span><text:span text:style-name="T124">isso sinaliza que há uma alta </text:span><text:span text:style-name="T123">procura por aplicações </text:span><text:span text:style-name="T126">web</text:span><text:span text:style-name="T123"> vulneráveis. </text:span><text:span text:style-name="T124">Mecanismos de busca como o </text:span><text:span text:style-name="T125">G</text:span><text:span text:style-name="T124">oogle </text:span><text:soft-page-break/><text:span text:style-name="T124">e </text:span><text:span text:style-name="T125">Y</text:span><text:span text:style-name="T124">ahoo são ferramentas de sondagem para portas e aplicações, é uma técnica eficiente, pois mecanismos tradicionais de segurança não a detecta.</text:span></text:p>
      <text:p text:style-name="P23"><text:span text:style-name="T86"><text:tab/><text:tab/>O </text:span><text:span text:style-name="T87">autor </text:span><text:span text:style-name="T100">Monteverde</text:span><text:span text:style-name="T97"> </text:span><text:span text:style-name="T100">(</text:span><text:span text:style-name="T97">2014) </text:span><text:span text:style-name="T87">defende que, o aumento do uso de aplicações </text:span><text:span text:style-name="T69">Web</text:span><text:span text:style-name="T87">, facilitou </text:span><text:span text:style-name="T88">não só a </text:span><text:span text:style-name="T99">se </text:span><text:span text:style-name="T88">consolidar como um dos principais meios de comunicação mas também</text:span><text:span text:style-name="T87"> </text:span><text:span text:style-name="T88">a expansão</text:span><text:span text:style-name="T87"> dos ataques a segurança, por outro lado, conhecer as principais vulnerabilidades, permite estabelecer medidas preventivas para garantir a segurança das aplicações, </text:span><text:span text:style-name="T89">executando,</text:span><text:span text:style-name="T88"> por exemplo, os pilares centrais da segurança. </text:span><text:span text:style-name="T89">Mas a</text:span><text:span text:style-name="T90">final o que são vulnerabilidades? São condições que podem virar falhas de segurança quando exploradas por alguém mal-intencionado. Elas são construídas ao longo do desenvolvimento a partir de uma s</text:span><text:span text:style-name="T89">é</text:span><text:span text:style-name="T90">rie de fatores, por exemplo, prazos curtos para entrega do trabalho, </text:span><text:span text:style-name="T89">falta de qualificação técnica dos desenvolvedores ou até mesmo uma ausência de revisão contínua e atualizações. </text:span><text:span text:style-name="T91">Entender essas falhas e resolv</text:span><text:span text:style-name="T92">ê</text:span><text:span text:style-name="T91">-las é o principal passo a ser tomado para evitar custos futuros com manutenção.</text:span></text:p>
      <text:p text:style-name="P25"><text:span text:style-name="T93"><text:tab/><text:tab/>De acordo com o autor </text:span><text:span text:style-name="T100">Taha</text:span><text:span text:style-name="T97"> </text:span><text:span text:style-name="T100">(</text:span><text:span text:style-name="T97">2017), </text:span><text:span text:style-name="T96">g</text:span><text:span text:style-name="T94">rande parte d</text:span><text:span text:style-name="T96">as</text:span><text:span text:style-name="T94"> aplicações armazenam dados sensíveis, </text:span><text:span text:style-name="T102">com</text:span><text:span text:style-name="T94"> isso em mente, foi desenvolvido um guia de testes de segurança usando a metodologia OWASP como base, para ajudar os desenvolvedores em diversos estágios de aprendizado. O guia conta </text:span><text:span text:style-name="T104">com </text:span><text:span text:style-name="T94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0">software</text:span><text:span text:style-name="T94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5"><text:span text:style-name="T110"><text:tab/><text:tab/>Os aut</text:span><text:span text:style-name="T95">ores </text:span><text:span text:style-name="T97">M</text:span><text:span text:style-name="T101">ontanheiro e</text:span><text:span text:style-name="T97"> C</text:span><text:span text:style-name="T101">arvalho</text:span><text:span text:style-name="T97"> </text:span><text:span text:style-name="T101">(</text:span><text:span text:style-name="T97">2018) </text:span><text:span text:style-name="T95">a</text:span><text:span text:style-name="T110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11">s</text:span><text:span text:style-name="T110"> </text:span><text:span text:style-name="T73">softwares</text:span><text:span text:style-name="T110"> são desenvolvidos em um prazo curto de tempo e são mais complexos. Então, os gestores optam por poupar custo e tempo, deixando a segurança como um acessório e não prioridade. </text:span><text:span text:style-name="T114">Contudo,</text:span><text:span text:style-name="T112"> toda a equipe de desenvolvimento deveria </text:span><text:soft-page-break/><text:span text:style-name="T112">receber um treinamento sobre o assunto, com a finalidade de mitigar os riscos nas aplicações e entender como as falhas podem gerar vulnerabilidades.</text:span></text:p>
      <text:p text:style-name="P23"><text:span text:style-name="T98"><text:tab/><text:tab/>Isso é comprovado</text:span><text:span text:style-name="T106"> pelos autores </text:span><text:span text:style-name="T115">C</text:span><text:span text:style-name="T117">osta</text:span><text:span text:style-name="T115"> et al. </text:span><text:span text:style-name="T117">(</text:span><text:span text:style-name="T115">2018), </text:span><text:span text:style-name="T116">que em </text:span><text:span text:style-name="T107">uma entrevista com desenvolvedores </text:span><text:span text:style-name="T71">web</text:span><text:span text:style-name="T107">, </text:span><text:span text:style-name="T109">visando </text:span><text:span text:style-name="T107">mensurar o nível de conhecimento </text:span><text:span text:style-name="T109">dos programadores em identificar, analisar e corrigir ameaças a segurança do código, </text:span><text:span text:style-name="T116">recolheu dados alarmantes</text:span><text:span text:style-name="T109">. Dos sessenta resultados obtidos pelo </text:span><text:span text:style-name="T72">survey, 73</text:span><text:span text:style-name="T109">% são respostas de profissionais com mais de 3 anos de experiência </text:span><text:span text:style-name="T113">e</text:span><text:span text:style-name="T109"> 57% contém curso superior. </text:span><text:span text:style-name="T113">Mesmo assim</text:span><text:span text:style-name="T108">, a pesquisa revela que os motivos para não </text:span><text:span text:style-name="T109">implementação de prevenç</text:span><text:span text:style-name="T108">ões contra os</text:span><text:span text:style-name="T109"> ataques são: falta de conhecimento </text:span><text:span text:style-name="T108">em </text:span><text:span text:style-name="T109">92%; prazos muito </text:span><text:span text:style-name="T108">a</text:span><text:span text:style-name="T109">pertados </text:span><text:span text:style-name="T108">em </text:span><text:span text:style-name="T109">70% e baixa prioridade em 47%.</text:span></text:p>
      <text:p text:style-name="P26"><text:span text:style-name="T108"><text:tab/><text:tab/>Além disso, </text:span><text:span text:style-name="T105">90% dos entrevistados </text:span><text:span text:style-name="T108">disseram que</text:span><text:span text:style-name="T105"> a formação acadêmica não </text:span><text:span text:style-name="T108">oferece</text:span><text:span text:style-name="T105"> uma preparação adequada para lidar com segurança, </text:span><text:span text:style-name="T108">outros </text:span><text:span text:style-name="T105">50% considera o ensino insuficiente, enquanto 37,5% afirmam que o assunto não foi abordado em sua formação. D</text:span><text:span text:style-name="T108">os que conhecem o assunto, 47% aprenderam através de livros, cursos ou documentações oficiais, enquanto 17%, aprenderam com a prática da profissão.</text:span><text:span text:style-name="T105"> </text:span><text:span text:style-name="T108">E a</text:span><text:span text:style-name="T105">penas 30% afirmaram ter aprendido durante a formação acadêmica. </text:span><text:span text:style-name="T108">São números extremamente alarmantes </text:span><text:span text:style-name="T113">quando </text:span><text:span text:style-name="T108">esses profissionais desenvolvem diversos aplicativos, desde redes sociais até aplicativos de bancos, logo, isso pode afetar a vida de qualquer um e fazer diversos estragos.</text:span></text:p>
      <text:p text:style-name="P56"/>
      <text:p text:style-name="P27"><text:span text:style-name="T120">2</text:span><text:span text:style-name="T118"> </text:span><text:span text:style-name="T119">DESENVOLVIMENTO</text:span></text:p>
      <text:p text:style-name="P27"><text:span text:style-name="T119"><text:tab/></text:span><text:span text:style-name="T103">Para a realização do trabalho, será utilizado as linguagens de programação</text:span></text:p>
      <text:p text:style-name="P57">PHP e JavaScript, o Apache como servidor ​ web , ​ PostgreSQL para o gerenciamento do banco de dados e o Bootstrap para tornar o ​ design ​ mais fácil de ser feito.</text:p>
      <text:p text:style-name="P57"><text:tab/>Fora os requisitos citados, será necessário também infraestrutura de rede</text:p>
      <text:p text:style-name="P57">para o desenvolvimento e pesquisa do trabalho e um computador que contenha</text:p>
      <text:p text:style-name="P57">todas as exigências para o progresso esperado.</text:p>
      <text:p text:style-name="P58"/>
      <text:p text:style-name="P58"><text:tab/>2.1 MATERIAIS E MÉTODOS</text:p>
      <text:p text:style-name="P58"><text:tab/><text:tab/></text:p>
      <text:p text:style-name="P17">REFERÊNCIAS</text:p>
      <text:p text:style-name="P41">CARVALHO, Fernanda Ramos et al.. Vulnerabilidades em aplicações web. ​ Revista</text:p>
      <text:p text:style-name="P41">Eletrônica Científica de Ciência da Computação​ , [s.i.], v. 8, n. 1, p.1-1, jul. 2013.</text:p>
      <text:p text:style-name="P41">Disponível em: http://revistas.unifenas.br/index.php/RE3C/article/view/60. Acesso</text:p>
      <text:p text:style-name="P41">em: 20 mar. 2020.</text:p>
      <text:p text:style-name="P41"/>
      <text:p text:style-name="P54">CERON, J. M. et al. Vulnerabilidades em Aplicações Web: uma Análise Baseada nos Dados Coletados em Honeypots. p. 2, [s.d.]. </text:p>
      <text:p text:style-name="P54">COSTA, P. V. et al. Nível de conhecimento de desenvolvedores sobre segurança em aplicações web: Pesquisa e análise. <text:span text:style-name="T58">Anais da Escola Regional de Sistemas de Informação do Rio de Janeiro (ERSI-RJ)</text:span>, p. 92–99, 16 out. 2018. </text:p>
      <text:p text:style-name="P44"><text:span text:style-name="T47">L</text:span><text:span text:style-name="Emphasis"><text:span text:style-name="T78">Ü</text:span></text:span><text:span text:style-name="Emphasis"><text:span text:style-name="T79">DERS, Edson; BIANCHINI, David Cidades Inteligentes: Segurança em aplicações WEB em Prefeituras. Aplicações PHP e Cobit 5. p. 4, 2017.</text:span></text:span></text:p>
      <text:p text:style-name="P44"><text:span text:style-name="Emphasis"><text:span text:style-name="T79"/></text:span></text:p>
      <text:p text:style-name="P41">MACHADO, Rodrigo; KREUTZ, Diego; PAZ, Giulliano; RODRIGUES, Gustavo.</text:p>
      <text:p text:style-name="P41">Vazamentos de Dados: Histórico, Impacto Socioeconômico e as Novas Leis de</text:p>
      <text:p text:style-name="P41">Proteção de Dados. In: ESCOLA REGIONAL DE REDES DE COMPUTADORES (ERRC), 17. , 2019 Anais da XVII Escola Regional de Redes de Computadores. Porto Alegre: Sociedade Brasileira de Computação, jan. 2020 . p. 154-159.</text:p>
      <text:p text:style-name="P54"/>
      <text:p text:style-name="P54">MONTANHEIRO, L. S.; CARVALHO, A. M. M. <text:span text:style-name="T58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4">MONTEVERDE, W. A. <text:span text:style-name="T128">Estudo e Análise de Vulnerabilidades Web</text:span>. p. 82, 2014. </text:p>
      <text:p text:style-name="P43"><text:span text:style-name="T45">O</text:span><text:span text:style-name="T46">WASP. Quem é a fundação OWASP? Disponível em: https://owasp.org/. Acesso</text:span></text:p>
      <text:p text:style-name="P41">em: 20 mar. 2020.</text:p>
      <text:p text:style-name="P41"/>
      <text:p text:style-name="P54">SOUZA, L. L. D. <text:span text:style-name="T128">Desenvolvimento Seguro de Aplicações Web Seguindo a Metodologia OWASP</text:span>. p. 71, 2012. </text:p>
      <text:p text:style-name="P45"><text:span text:style-name="T46">TAHA, A. M. </text:span><text:span text:style-name="T45">da</text:span><text:span text:style-name="T46"> C. Guia de testes de segurança para aplicações web. 2017. </text:span></text:p>
      <text:p text:style-name="P44"><text:span text:style-name="Emphasis"><text:span text:style-name="T79"/>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6-22T09:52:48.519002039</dc:date>
    <meta:editing-duration>PT1H58M10S</meta:editing-duration>
    <meta:editing-cycles>23</meta:editing-cycles>
    <meta:document-statistic meta:table-count="0" meta:image-count="0" meta:object-count="0" meta:page-count="10" meta:paragraph-count="83" meta:word-count="1922" meta:character-count="13011" meta:non-whitespace-character-count="11070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